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7fea9" officeooo:paragraph-rsid="0007fea9" style:font-size-asian="14pt" style:font-size-complex="14pt"/>
    </style:style>
    <style:style style:name="P2" style:family="paragraph" style:parent-style-name="Standard">
      <style:text-properties fo:font-size="14pt" officeooo:rsid="0007fea9" officeooo:paragraph-rsid="0007fea9" fo:background-color="#ffff00" style:font-size-asian="14pt" style:font-size-complex="14pt"/>
    </style:style>
    <style:style style:name="P3" style:family="paragraph" style:parent-style-name="Standard">
      <style:text-properties fo:font-size="14pt" officeooo:rsid="0008a445" officeooo:paragraph-rsid="0008a445" fo:background-color="#ffff00" style:font-size-asian="14pt" style:font-size-complex="14pt"/>
    </style:style>
    <style:style style:name="P4" style:family="paragraph" style:parent-style-name="Standard">
      <style:text-properties fo:font-size="14pt" officeooo:rsid="0007fea9" officeooo:paragraph-rsid="0007fea9" fo:background-color="transparent" style:font-size-asian="14pt" style:font-size-complex="14pt"/>
    </style:style>
    <style:style style:name="P5" style:family="paragraph" style:parent-style-name="Standard">
      <style:text-properties fo:font-size="14pt" officeooo:rsid="0008a445" officeooo:paragraph-rsid="0007fea9" fo:background-color="transparent" style:font-size-asian="14pt" style:font-size-complex="14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8a445" fo:background-color="#ffff00" loext:char-shading-value="0"/>
    </style:style>
    <style:style style:name="T3" style:family="text">
      <style:text-properties officeooo:rsid="0008de98" fo:background-color="#ffff00" loext:char-shading-value="0"/>
    </style:style>
    <style:style style:name="T4" style:family="text">
      <style:text-properties officeooo:rsid="000a85bd" fo:background-color="#ffff00" loext:char-shading-value="0"/>
    </style:style>
    <style:style style:name="T5" style:family="text">
      <style:text-properties officeooo:rsid="0008a445"/>
    </style:style>
    <style:style style:name="T6" style:family="text">
      <style:text-properties officeooo:rsid="0008de98"/>
    </style:style>
    <style:style style:name="T7" style:family="text">
      <style:text-properties officeooo:rsid="000a85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<text:span text:style-name="T5">YOUR COMPANY LOGO]</text:span></text:p>
      <text:p text:style-name="P1"/>
      <text:p text:style-name="P1"/>
      <text:p text:style-name="P1"><text:span text:style-name="T6">Rockefeller Foundation and DAAD artistic residencies</text:span>,</text:p>
      <text:p text:style-name="P1"/>
      <text:p text:style-name="P1">I hereby would like to state that I was honoured to <text:span text:style-name="T6">meet</text:span> mr. Felipe Ribeiro <text:span text:style-name="T2">[</text:span><text:span text:style-name="T3">AQUI VOCÊ FALA DO EVENTO QUANDO NOS CONHECEMOS E SUAS IMPRESSÕES DE </text:span><text:span text:style-name="T4">MINHAS QUALIFICAÇÕES E DE COMO</text:span><text:span text:style-name="T3"> </text:span><text:span text:style-name="T4">MEU PROJETO MUSEOGRÁFICO PODE VIR A </text:span><text:span text:style-name="T3"><text:s/>AJUDAR A COMUNIDADE COM OBRAS </text:span><text:span text:style-name="T4">SE CORRETAMENTE AMPARADO</text:span><text:span text:style-name="T2">]</text:span>.</text:p>
      <text:p text:style-name="P1"/>
      <text:p text:style-name="P5"><text:span text:style-name="T7">My</text:span> regards,</text:p>
      <text:p text:style-name="P4"/>
      <text:p text:style-name="P3">[YOUR NAME]</text:p>
      <text:p text:style-name="P2">[<text:span text:style-name="T5">YOUR COMPANY AND POSITION</text:span>]</text:p>
      <text:p text:style-name="P3">[YOUR CURRENT PROJECT WEBSITE]</text:p>
      <text:p text:style-name="P2">[<text:span text:style-name="T5">YOUR TELEPHONE</text:span>]</text:p>
      <text:p text:style-name="P2">[<text:span text:style-name="T5">YOUR EMAIL</text:span>]</text:p>
      <text:p text:style-name="P2">[<text:span text:style-name="T5">YOUR RELEASE AND(OR) CV]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2:53:30.238400212</meta:creation-date>
    <meta:generator>LibreOffice/4.2.8.2$Linux_X86_64 LibreOffice_project/420m0$Build-2</meta:generator>
    <dc:date>2018-11-29T10:30:58.040491394</dc:date>
    <meta:editing-duration>PT6M54S</meta:editing-duration>
    <meta:editing-cycles>4</meta:editing-cycles>
    <meta:document-statistic meta:table-count="0" meta:image-count="0" meta:object-count="0" meta:page-count="1" meta:paragraph-count="10" meta:word-count="75" meta:character-count="473" meta:non-whitespace-character-count="407"/>
  </office:meta>
</office:document-meta>
</file>